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fo:font-style="italic" style:font-name-asian="TimesNewRomanPSMT" style:font-size-asian="12pt" style:font-style-asian="italic" style:font-name-complex="TimesNewRomanPSMT" style:font-size-complex="12pt" style:font-style-complex="italic"/>
    </style:style>
    <style:style style:name="P3" style:family="paragraph" style:parent-style-name="Standard">
      <style:text-properties style:font-name="TimesNewRomanPSMT" fo:font-size="12pt" fo:font-style="italic" style:text-underline-style="none" style:font-name-asian="TimesNewRomanPSMT" style:font-size-asian="12pt" style:font-style-asian="italic" style:font-name-complex="TimesNewRomanPSMT" style:font-size-complex="12pt" style:font-style-complex="italic"/>
    </style:style>
    <style:style style:name="P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0" style:family="paragraph" style:parent-style-name="Standard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Środowisko programisty – laboratorium 3</text:p>
      <text:p text:style-name="P6"/>
      <text:p text:style-name="P4"/>
      <text:p text:style-name="P4">polecenie find:</text:p>
      <text:p text:style-name="P3"/>
      <text:list xml:id="list1258406731" text:style-name="L1">
        <text:list-item>
          <text:p text:style-name="P8">Znajdź w katalogu <text:span text:style-name="T3">/etc</text:span> wszystkie podkatalogi i pliki o nazwach zaczynających się na literę "<text:span text:style-name="T4">a</text:span><text:span text:style-name="T2">"</text:span>, nie będące pustymi katalogami.</text:p>
        </text:list-item>
        <text:list-item>
          <text:p text:style-name="P8">Znajdź w swoim katalogu domowym (bez podkatalogów) te pliki, które były modyfikowane w ciągu ostatnich dziesięciu dni i wyświetl ich nazwy.</text:p>
        </text:list-item>
        <text:list-item>
          <text:p text:style-name="P8">Znajdź wszystkie pliki zwykłe w systemie, które mają w nazwie ciąg znaków "conf" i wyświetl ich nazwy na ekranie.</text:p>
        </text:list-item>
        <text:list-item>
          <text:p text:style-name="P8">Znajdź w swoim katalogu domowym wszystkie pliki, które nie były używane w ciągu ostatnich 20 dni.</text:p>
        </text:list-item>
        <text:list-item>
          <text:p text:style-name="P8">(trudniejsze) Znajdź w katalogu <text:span text:style-name="T3">/etc</text:span> wszystkie podkatalogi i pliki o nazwach zaczynających się na literę a, nie będące pustymi katalogami.</text:p>
        </text:list-item>
      </text:list>
      <text:p text:style-name="P1"/>
      <text:p text:style-name="P2"/>
      <text:p text:style-name="P2">polecenie grep:</text:p>
      <text:p text:style-name="P1"/>
      <text:list xml:id="list1574954811" text:continue-numbering="true" text:style-name="L1">
        <text:list-item>
          <text:p text:style-name="P8">Znajdź wiersze zawierające co najmniej jeden znak w pliku "plik.txt".</text:p>
        </text:list-item>
        <text:list-item>
          <text:p text:style-name="P8">Znajdź w plikach "pl*" wiersze rozpoczynające się od cyfry.</text:p>
        </text:list-item>
        <text:list-item>
          <text:p text:style-name="P8">Znajdź pliki, w których na 9 pozycji występuje litera "r".</text:p>
        </text:list-item>
        <text:list-item>
          <text:p text:style-name="P8">Policz, ilu użytkowników systemu używa powłoki <text:span text:style-name="T3">bash</text:span> (zgodnie z zapisami w pliku <text:span text:style-name="T3">/etc/passwd</text:span>).</text:p>
        </text:list-item>
        <text:list-item>
          <text:p text:style-name="P8"><text:s/>(trudniejsze) Znajdź wiersze zawierające liczby rzymskie w pliku "plik.txt".</text:p>
        </text:list-item>
      </text:list>
      <text:p text:style-name="P1"/>
      <text:p text:style-name="P1"/>
      <text:p text:style-name="P2">różne:</text:p>
      <text:p text:style-name="P1"/>
      <text:list xml:id="list987352190" text:continue-numbering="true" text:style-name="L1">
        <text:list-item>
          <text:p text:style-name="P8"><text:s/>Z bieżącego katalogu usuń pliki, których nazwa zaczyna się na literę "x" i zawiera dokładnie trzy znaki.</text:p>
        </text:list-item>
        <text:list-item>
          <text:p text:style-name="P8"><text:s/>Stwórz katalog, którego nazwą będzie systemowa data w formacie </text:p>
          <text:p text:style-name="P8"><text:s text:c="2"/>rrrr-mm-dd.</text:p>
        </text:list-item>
        <text:list-item>
          <text:p text:style-name="P8"><text:s/>Wymyśl dwa zadania używające polecenia <text:span text:style-name="T3">egrep</text:span> i nietrywialne wyrażenie regularne. Odpowiedni post zamieść na forum.</text:p>
        </text:list-item>
        <text:list-item>
          <text:p text:style-name="P8"><text:s/>Sprawdź do czego służy polecenie <text:span text:style-name="T3">set</text:span>. Napisz prosty skrypt</text:p>
        </text:list-item>
      </text:list>
      <text:p text:style-name="P1"><text:s text:c="11"/>korzystający z tego polecenia.</text:p>
      <text:p text:style-name="P1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Footer"><text:span text:style-name="MT1">Robert Fidytek, aktualizacja: </text:span><text:span text:style-name="MT1"><text:date style:data-style-name="N79" text:date-value="2008-10-09T13:05:57.08" text:fixed="true">czwartek 9 październik 2008</text:date></text:span><text:span text:style-name="MT1">, </text:span><text:span text:style-name="MT1"><text:time style:data-style-name="N41" text:time-value="2008-10-09T13:06:24.15" text:fixed="true">13:06:24</text:time></text:span><text:tab/><text:tab/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obert Fidytek</meta:initial-creator>
    <meta:creation-date>2008-10-02T21:26:17</meta:creation-date>
    <dc:date>2009-10-09T21:08:44</dc:date>
    <meta:editing-cycles>22</meta:editing-cycles>
    <meta:editing-duration>PT00H57M45S</meta:editing-duration>
    <meta:document-statistic meta:table-count="0" meta:image-count="0" meta:object-count="0" meta:page-count="1" meta:paragraph-count="21" meta:word-count="234" meta:character-count="1544"/>
    <meta:user-defined meta:name="Informacja 1"/>
    <meta:user-defined meta:name="Informacja 2"/>
    <meta:user-defined meta:name="Informacja 3"/>
    <meta:user-defined meta:name="Informacja 4"/>
  </office:meta>
</office:document-meta>
</file>